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style:text-underline-style="solid" style:text-underline-width="auto" style:text-underline-color="font-color" fo:font-weight="normal" style:font-weight-asian="normal" style:font-weight-complex="normal"/>
    </style:style>
    <style:style style:name="P18" style:family="paragraph" style:parent-style-name="Standard">
      <style:paragraph-properties fo:break-before="page"/>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b Submission</text:p>
      <text:p text:style-name="Standard"/>
      <text:p text:style-name="Standard">ResourceBrokers</text:p>
      <text:list text:style-name="L1">
        <text:list-item>
          <text:p text:style-name="P1">Local</text:p>
        </text:list-item>
        <text:list-item>
          <text:p text:style-name="P1">LocalQ</text:p>
        </text:list-item>
        <text:list-item>
          <text:p text:style-name="P1">Ssh</text:p>
        </text:list-item>
        <text:list-item>
          <text:p text:style-name="P1">CommandlineSsh</text:p>
        </text:list-item>
        <text:list-item>
          <text:p text:style-name="P1">Globus</text:p>
        </text:list-item>
        <text:list-item>
          <text:p text:style-name="P1">GT4</text:p>
        </text:list-item>
        <text:list-item>
          <text:p text:style-name="P1">WSGT4</text:p>
        </text:list-item>
        <text:list-item>
          <text:p text:style-name="P1">Glite</text:p>
        </text:list-item>
        <text:list-item>
          <text:p text:style-name="P1">GridSAM</text:p>
        </text:list-item>
        <text:list-item>
          <text:p text:style-name="P1">PBS</text:p>
        </text:list-item>
        <text:list-item>
          <text:p text:style-name="P1">SGE</text:p>
        </text:list-item>
        <text:list-item>
          <text:p text:style-name="P1">ProActive</text:p>
        </text:list-item>
        <text:list-item>
          <text:p text:style-name="P1">Zorilla</text:p>
        </text:list-item>
      </text:list>
      <text:p text:style-name="Standard"/>
      <text:p text:style-name="Standard">The ResourceBroker</text:p>
      <text:p text:style-name="Standard">- submitting a Java application</text:p>
      <text:p text:style-name="Standard"/>
      <text:p text:style-name="Standard">The Job</text:p>
      <text:list text:style-name="L2">
        <text:list-item>
          <text:p text:style-name="P14">job sta</text:p>
        </text:list-item>
      </text:list>
      <text:p text:style-name="Standard"/>
      <text:p text:style-name="P15"/>
      <text:p text:style-name="P18">Need for a Wrapper Application</text:p>
      <text:p text:style-name="P16"/>
      <text:p text:style-name="P16">The use of JavaGAT at grids with node based queues can be improved using the JavaGAT wrapper application. In the following example we show in which cases it can make sense to use the JavaGAT application:</text:p>
      <text:p text:style-name="P16"/>
      <text:p text:style-name="P16">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16"/>
      <text:p text:style-name="P16">What would happen if we used normal job submission of the JavaGAT, all jobs would run on a different node, thereby only using 1 CPU and wasting the compute power of the other three CPUs.</text:p>
      <text:p text:style-name="P16"/>
      <text:p text:style-name="P16">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16"/>
      <text:p text:style-name="P17">Notes:</text:p>
      <text:p text:style-name="P16">All job descriptions with the attribute “useWrapper” with the value “true”, will be submitted using the wrapper application.</text:p>
      <text:p text:style-name="P16"/>
      <text:p text:style-name="P16">All wrapper job submissions between a broker.startMultiJob() and a broker.endMultiJob will be executed on the same node</text:p>
      <text:p text:style-name="P16"/>
      <text:p text:style-name="P16">Because the prestage files are directly staged, it is possible to stage them to the nodes local disk (which possibly allows you to have larger prestage files), using the attribute “wrappedSandboxRoot” set to “/usr/local” or another path that refers to the local disk. (Note that the attribute “sandboxRoot” refers to the sandbox root of the wrapper application!)</text:p>
      <text:p text:style-name="P16"/>
      <text:p text:style-name="P16">When the number of jobs in a MultiJob is larger than the number of CPUs, it can make sense to use the preference “concurrentJobsPerNode” and set it to the number of CPUs. The wrapper application then executes at most this number of jobs concurrently. Only if one of the running jobs stops, a new job is started.</text:p>
      <text:p text:style-name="P16"/>
      <text:p text:style-name="P16">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16"/>
      <text:p text:style-name="P16">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16">“ResourceBroker.adaptor.name” -&gt; used to indicate how the wrapper application is submitted (for instance with globus), the wrapped jobs are always submitted with the local resourcebroker, there's no way to change this.</text:p>
      <text:p text:style-name="P16">“useWrapper”, “true” -&gt; indicates that the job should be submitted using the wrapper application. The wrapper application itself sets the useWrapper to “false” for the jobs it submits.</text:p>
      <text:p text:style-name="P16">“sandboxRoot” -&gt; root of the wrapper application sandbox</text:p>
      <text:p text:style-name="P16">“wrappedSandboxRoot” -&gt; root of the wrapped application(s) sandbox(es)</text:p>
      <text:p text:style-name="P16"/>
      <text:p text:style-name="P16">Although a node might have multiple CPUs, the memory and disk space is shared between the jobs</text:p>
      <text:p text:style-name="P16"/>
      <text:p text:style-name="P16">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16"/>
      <text:p text:style-name="P16">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18">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Monospace" svg:font-family="Monospace"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14T13:03:30</dc:date>
    <meta:editing-cycles>4</meta:editing-cycles>
    <meta:editing-duration>PT9H43M55S</meta:editing-duration>
    <meta:user-defined meta:name="Info 1"/>
    <meta:user-defined meta:name="Info 2"/>
    <meta:user-defined meta:name="Info 3"/>
    <meta:user-defined meta:name="Info 4"/>
    <meta:document-statistic meta:table-count="0" meta:image-count="0" meta:object-count="0" meta:page-count="4" meta:paragraph-count="48" meta:word-count="1315" meta:character-count="8343"/>
  </office:meta>
</office:document-meta>
</file>